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</text:sequence-decls>
      <text:p text:style-name="OrgTitle"><text:title>Módulo Enumerable</text:title></text:p>
      <text:p text:style-name="OrgTitle"/>
      <text:p text:style-name="OrgSubtitle"><text:initial-creator>Federico M. Iachetti</text:initial-creator></text:p>
      <text:p text:style-name="OrgSubtitle"/>
      <text:p text:style-name="OrgSubtitle"><text:date style:data-style-name="N75" text:date-value="2012-06-11T00:00:00-03:00">11 jun 2012</text:date></text:p>
      <text:p text:style-name="OrgSubtitle"/>
      <text:table-of-content text:style-name="Sect2" text:protected="true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Contents_20_1"><text:a xlink:type="simple" xlink:href="#sec-1">1. Enumerable</text:a></text:p>
          <text:p text:style-name="Contents_20_2"><text:a xlink:type="simple" xlink:href="#sec-1-1">1.1. all?</text:a></text:p>
          <text:p text:style-name="Contents_20_2"><text:a xlink:type="simple" xlink:href="#sec-1-2">1.2. any?</text:a></text:p>
          <text:p text:style-name="Contents_20_2"><text:a xlink:type="simple" xlink:href="#sec-1-3">1.3. chunk</text:a></text:p>
          <text:p text:style-name="Contents_20_2"><text:a xlink:type="simple" xlink:href="#sec-1-4">1.4. collect, map</text:a></text:p>
          <text:p text:style-name="Contents_20_2"><text:a xlink:type="simple" xlink:href="#sec-1-5">1.5. collect<text:span text:style-name="OrgSubscript">concat</text:span>, flat<text:span text:style-name="OrgSubscript">map</text:span></text:a></text:p>
          <text:p text:style-name="Contents_20_2"><text:a xlink:type="simple" xlink:href="#sec-1-6">1.6. count</text:a></text:p>
          <text:p text:style-name="Contents_20_2"><text:a xlink:type="simple" xlink:href="#sec-1-7">1.7. cycle</text:a></text:p>
          <text:p text:style-name="Contents_20_2"><text:a xlink:type="simple" xlink:href="#sec-1-8">1.8. detect, find</text:a></text:p>
          <text:p text:style-name="Contents_20_2"><text:a xlink:type="simple" xlink:href="#sec-1-9">1.9. drop</text:a></text:p>
          <text:p text:style-name="Contents_20_2"><text:a xlink:type="simple" xlink:href="#sec-1-10">1.10. drop<text:span text:style-name="OrgSubscript">while</text:span></text:a></text:p>
          <text:p text:style-name="Contents_20_2"><text:a xlink:type="simple" xlink:href="#sec-1-11">1.11. each<text:span text:style-name="OrgSubscript">cons</text:span></text:a></text:p>
          <text:p text:style-name="Contents_20_2"><text:a xlink:type="simple" xlink:href="#sec-1-12">1.12. each<text:span text:style-name="OrgSubscript">entry</text:span></text:a></text:p>
          <text:p text:style-name="Contents_20_2"><text:a xlink:type="simple" xlink:href="#sec-1-13">1.13. each<text:span text:style-name="OrgSubscript">slice</text:span></text:a></text:p>
          <text:p text:style-name="Contents_20_2"><text:a xlink:type="simple" xlink:href="#sec-1-14">1.14. each<text:span text:style-name="OrgSubscript">with</text:span><text:span text:style-name="OrgSubscript">index</text:span></text:a></text:p>
          <text:p text:style-name="Contents_20_2"><text:a xlink:type="simple" xlink:href="#sec-1-15">1.15. each<text:span text:style-name="OrgSubscript">with</text:span><text:span text:style-name="OrgSubscript">object</text:span></text:a></text:p>
          <text:p text:style-name="Contents_20_2"><text:a xlink:type="simple" xlink:href="#sec-1-16">1.16. entries, to<text:span text:style-name="OrgSubscript">a</text:span></text:a></text:p>
          <text:p text:style-name="Contents_20_2"><text:a xlink:type="simple" xlink:href="#sec-1-17">1.17. find<text:span text:style-name="OrgSubscript">all</text:span>, select</text:a></text:p>
          <text:p text:style-name="Contents_20_2"><text:a xlink:type="simple" xlink:href="#sec-1-18">1.18. find<text:span text:style-name="OrgSubscript">index</text:span></text:a></text:p>
          <text:p text:style-name="Contents_20_2"><text:a xlink:type="simple" xlink:href="#sec-1-19">1.19. first</text:a></text:p>
          <text:p text:style-name="Contents_20_2"><text:a xlink:type="simple" xlink:href="#sec-1-20">1.20. grep</text:a></text:p>
          <text:p text:style-name="Contents_20_2"><text:a xlink:type="simple" xlink:href="#sec-1-21">1.21. group<text:span text:style-name="OrgSubscript">by</text:span></text:a></text:p>
          <text:p text:style-name="Contents_20_2"><text:a xlink:type="simple" xlink:href="#sec-1-22">1.22. include?, member?</text:a></text:p>
          <text:p text:style-name="Contents_20_2"><text:a xlink:type="simple" xlink:href="#sec-1-23">1.23. inject, reduce</text:a></text:p>
          <text:p text:style-name="Contents_20_2"><text:a xlink:type="simple" xlink:href="#sec-1-24">1.24. max</text:a></text:p>
          <text:p text:style-name="Contents_20_2"><text:a xlink:type="simple" xlink:href="#sec-1-25">1.25. max<text:span text:style-name="OrgSubscript">by</text:span></text:a></text:p>
          <text:p text:style-name="Contents_20_2"><text:a xlink:type="simple" xlink:href="#sec-1-26">1.26. min</text:a></text:p>
          <text:p text:style-name="Contents_20_2"><text:a xlink:type="simple" xlink:href="#sec-1-27">1.27. min<text:span text:style-name="OrgSubscript">by</text:span></text:a></text:p>
          <text:p text:style-name="Contents_20_2"><text:a xlink:type="simple" xlink:href="#sec-1-28">1.28. minmax</text:a></text:p>
          <text:p text:style-name="Contents_20_2"><text:a xlink:type="simple" xlink:href="#sec-1-29">1.29. minmax<text:span text:style-name="OrgSubscript">by</text:span></text:a></text:p>
          <text:p text:style-name="Contents_20_2"><text:a xlink:type="simple" xlink:href="#sec-1-30">1.30. none?</text:a></text:p>
          <text:p text:style-name="Contents_20_2"><text:a xlink:type="simple" xlink:href="#sec-1-31">1.31. one?</text:a></text:p>
          <text:p text:style-name="Contents_20_2"><text:a xlink:type="simple" xlink:href="#sec-1-32">1.32. partition</text:a></text:p>
          <text:p text:style-name="Contents_20_2"><text:a xlink:type="simple" xlink:href="#sec-1-33">1.33. reject</text:a></text:p>
          <text:p text:style-name="Contents_20_2"><text:a xlink:type="simple" xlink:href="#sec-1-34">1.34. reverse<text:span text:style-name="OrgSubscript">each</text:span></text:a></text:p>
          <text:p text:style-name="Contents_20_2"><text:a xlink:type="simple" xlink:href="#sec-1-35">1.35. slice<text:span text:style-name="OrgSubscript">before</text:span></text:a></text:p>
          <text:p text:style-name="Contents_20_2"><text:a xlink:type="simple" xlink:href="#sec-1-36">1.36. sort</text:a></text:p>
          <text:p text:style-name="Contents_20_2"><text:a xlink:type="simple" xlink:href="#sec-1-37">1.37. sort<text:span text:style-name="OrgSubscript">by</text:span></text:a></text:p>
          <text:p text:style-name="Contents_20_2"><text:a xlink:type="simple" xlink:href="#sec-1-38">1.38. take</text:a></text:p>
          <text:p text:style-name="Contents_20_2"><text:a xlink:type="simple" xlink:href="#sec-1-39">1.39. take<text:span text:style-name="OrgSubscript">while</text:span></text:a></text:p>
          <text:p text:style-name="Contents_20_2"><text:a xlink:type="simple" xlink:href="#sec-1-40">1.40. zip</text:a></text:p>
          <text:p text:style-name="Contents_20_1"><text:a xlink:type="simple" xlink:href="#sec-2">2. Actividad</text:a></text:p>
        </text:index-body>
      </text:table-of-content>
      <text:h text:style-name="Heading_20_1" text:outline-level="1"><text:bookmark-start text:name="OrgXref.sec-1"/><text:bookmark text:name="sec-1"/>Enumerable<text:bookmark-end text:name="OrgXref.sec-1"/></text:h>
      <text:p text:style-name="Text_20_body">

  Si tenemos una clase que implementa el método each(&amp;block), al incluir
  en ella el módulo enumerable, éste nos brinda una serie de métodos que
  lo utilizan para realizar distintas acciones sobre una colección.

</text:p>
      <text:p text:style-name="Text_20_body">

  A continuación una lista de dichos métodos:

</text:p>
      <text:h text:style-name="Heading_20_2" text:outline-level="2"><text:bookmark-start text:name="OrgXref.sec-1-1"/><text:bookmark text:name="sec-1-1"/>all?<text:bookmark-end text:name="OrgXref.sec-1-1"/></text:h>
      <text:p text:style-name="Text_20_body">
   Pasa cada uno de los elementos al bloque. El método devuelve
   verdadero si el bloque nunca retorna false o nil y falso si alguno
   el bloque devuelve false o nil en alguna de las iterciones.

</text:p>
      <text:p text:style-name="Text_20_body">
   
   El bloque es opcional y si no se provee, el método aporta un
   bloque:

</text:p>
      <text:p text:style-name="OrgSrcBlockLastLine">[...].all?<text:s/>{|o|<text:s/>o}</text:p>
      <text:h text:style-name="Heading_20_2" text:outline-level="2"><text:bookmark-start text:name="OrgXref.sec-1-2"/><text:bookmark text:name="sec-1-2"/>any?<text:bookmark-end text:name="OrgXref.sec-1-2"/></text:h>
      <text:h text:style-name="Heading_20_2" text:outline-level="2"><text:bookmark-start text:name="OrgXref.sec-1-3"/><text:bookmark text:name="sec-1-3"/>chunk<text:bookmark-end text:name="OrgXref.sec-1-3"/></text:h>
      <text:h text:style-name="Heading_20_2" text:outline-level="2"><text:bookmark-start text:name="OrgXref.sec-1-4"/><text:bookmark text:name="sec-1-4"/>collect, map<text:bookmark-end text:name="OrgXref.sec-1-4"/></text:h>
      <text:h text:style-name="Heading_20_2" text:outline-level="2"><text:bookmark-start text:name="OrgXref.sec-1-5"/><text:bookmark text:name="sec-1-5"/>collect<text:span text:style-name="OrgSubscript">concat</text:span>, flat<text:span text:style-name="OrgSubscript">map</text:span><text:bookmark-end text:name="OrgXref.sec-1-5"/></text:h>
      <text:h text:style-name="Heading_20_2" text:outline-level="2"><text:bookmark-start text:name="OrgXref.sec-1-6"/><text:bookmark text:name="sec-1-6"/>count<text:bookmark-end text:name="OrgXref.sec-1-6"/></text:h>
      <text:h text:style-name="Heading_20_2" text:outline-level="2"><text:bookmark-start text:name="OrgXref.sec-1-7"/><text:bookmark text:name="sec-1-7"/>cycle<text:bookmark-end text:name="OrgXref.sec-1-7"/></text:h>
      <text:h text:style-name="Heading_20_2" text:outline-level="2"><text:bookmark-start text:name="OrgXref.sec-1-8"/><text:bookmark text:name="sec-1-8"/>detect, find<text:bookmark-end text:name="OrgXref.sec-1-8"/></text:h>
      <text:h text:style-name="Heading_20_2" text:outline-level="2"><text:bookmark-start text:name="OrgXref.sec-1-9"/><text:bookmark text:name="sec-1-9"/>drop<text:bookmark-end text:name="OrgXref.sec-1-9"/></text:h>
      <text:h text:style-name="Heading_20_2" text:outline-level="2"><text:bookmark-start text:name="OrgXref.sec-1-10"/><text:bookmark text:name="sec-1-10"/>drop<text:span text:style-name="OrgSubscript">while</text:span><text:bookmark-end text:name="OrgXref.sec-1-10"/></text:h>
      <text:h text:style-name="Heading_20_2" text:outline-level="2"><text:bookmark-start text:name="OrgXref.sec-1-11"/><text:bookmark text:name="sec-1-11"/>each<text:span text:style-name="OrgSubscript">cons</text:span><text:bookmark-end text:name="OrgXref.sec-1-11"/></text:h>
      <text:h text:style-name="Heading_20_2" text:outline-level="2"><text:bookmark-start text:name="OrgXref.sec-1-12"/><text:bookmark text:name="sec-1-12"/>each<text:span text:style-name="OrgSubscript">entry</text:span><text:bookmark-end text:name="OrgXref.sec-1-12"/></text:h>
      <text:h text:style-name="Heading_20_2" text:outline-level="2"><text:bookmark-start text:name="OrgXref.sec-1-13"/><text:bookmark text:name="sec-1-13"/>each<text:span text:style-name="OrgSubscript">slice</text:span><text:bookmark-end text:name="OrgXref.sec-1-13"/></text:h>
      <text:h text:style-name="Heading_20_2" text:outline-level="2"><text:bookmark-start text:name="OrgXref.sec-1-14"/><text:bookmark text:name="sec-1-14"/>each<text:span text:style-name="OrgSubscript">with</text:span><text:span text:style-name="OrgSubscript">index</text:span><text:bookmark-end text:name="OrgXref.sec-1-14"/></text:h>
      <text:h text:style-name="Heading_20_2" text:outline-level="2"><text:bookmark-start text:name="OrgXref.sec-1-15"/><text:bookmark text:name="sec-1-15"/>each<text:span text:style-name="OrgSubscript">with</text:span><text:span text:style-name="OrgSubscript">object</text:span><text:bookmark-end text:name="OrgXref.sec-1-15"/></text:h>
      <text:h text:style-name="Heading_20_2" text:outline-level="2"><text:bookmark-start text:name="OrgXref.sec-1-16"/><text:bookmark text:name="sec-1-16"/>entries, to<text:span text:style-name="OrgSubscript">a</text:span><text:bookmark-end text:name="OrgXref.sec-1-16"/></text:h>
      <text:h text:style-name="Heading_20_2" text:outline-level="2"><text:bookmark-start text:name="OrgXref.sec-1-17"/><text:bookmark text:name="sec-1-17"/>find<text:span text:style-name="OrgSubscript">all</text:span>, select<text:bookmark-end text:name="OrgXref.sec-1-17"/></text:h>
      <text:h text:style-name="Heading_20_2" text:outline-level="2"><text:bookmark-start text:name="OrgXref.sec-1-18"/><text:bookmark text:name="sec-1-18"/>find<text:span text:style-name="OrgSubscript">index</text:span><text:bookmark-end text:name="OrgXref.sec-1-18"/></text:h>
      <text:h text:style-name="Heading_20_2" text:outline-level="2"><text:bookmark-start text:name="OrgXref.sec-1-19"/><text:bookmark text:name="sec-1-19"/>first<text:bookmark-end text:name="OrgXref.sec-1-19"/></text:h>
      <text:h text:style-name="Heading_20_2" text:outline-level="2"><text:bookmark-start text:name="OrgXref.sec-1-20"/><text:bookmark text:name="sec-1-20"/>grep<text:bookmark-end text:name="OrgXref.sec-1-20"/></text:h>
      <text:h text:style-name="Heading_20_2" text:outline-level="2"><text:bookmark-start text:name="OrgXref.sec-1-21"/><text:bookmark text:name="sec-1-21"/>group<text:span text:style-name="OrgSubscript">by</text:span><text:bookmark-end text:name="OrgXref.sec-1-21"/></text:h>
      <text:h text:style-name="Heading_20_2" text:outline-level="2"><text:bookmark-start text:name="OrgXref.sec-1-22"/><text:bookmark text:name="sec-1-22"/>include?, member?<text:bookmark-end text:name="OrgXref.sec-1-22"/></text:h>
      <text:h text:style-name="Heading_20_2" text:outline-level="2"><text:bookmark-start text:name="OrgXref.sec-1-23"/><text:bookmark text:name="sec-1-23"/>inject, reduce<text:bookmark-end text:name="OrgXref.sec-1-23"/></text:h>
      <text:h text:style-name="Heading_20_2" text:outline-level="2"><text:bookmark-start text:name="OrgXref.sec-1-24"/><text:bookmark text:name="sec-1-24"/>max<text:bookmark-end text:name="OrgXref.sec-1-24"/></text:h>
      <text:h text:style-name="Heading_20_2" text:outline-level="2"><text:bookmark-start text:name="OrgXref.sec-1-25"/><text:bookmark text:name="sec-1-25"/>max<text:span text:style-name="OrgSubscript">by</text:span><text:bookmark-end text:name="OrgXref.sec-1-25"/></text:h>
      <text:h text:style-name="Heading_20_2" text:outline-level="2"><text:bookmark-start text:name="OrgXref.sec-1-26"/><text:bookmark text:name="sec-1-26"/>min<text:bookmark-end text:name="OrgXref.sec-1-26"/></text:h>
      <text:h text:style-name="Heading_20_2" text:outline-level="2"><text:bookmark-start text:name="OrgXref.sec-1-27"/><text:bookmark text:name="sec-1-27"/>min<text:span text:style-name="OrgSubscript">by</text:span><text:bookmark-end text:name="OrgXref.sec-1-27"/></text:h>
      <text:h text:style-name="Heading_20_2" text:outline-level="2"><text:bookmark-start text:name="OrgXref.sec-1-28"/><text:bookmark text:name="sec-1-28"/>minmax<text:bookmark-end text:name="OrgXref.sec-1-28"/></text:h>
      <text:h text:style-name="Heading_20_2" text:outline-level="2"><text:bookmark-start text:name="OrgXref.sec-1-29"/><text:bookmark text:name="sec-1-29"/>minmax<text:span text:style-name="OrgSubscript">by</text:span><text:bookmark-end text:name="OrgXref.sec-1-29"/></text:h>
      <text:h text:style-name="Heading_20_2" text:outline-level="2"><text:bookmark-start text:name="OrgXref.sec-1-30"/><text:bookmark text:name="sec-1-30"/>none?<text:bookmark-end text:name="OrgXref.sec-1-30"/></text:h>
      <text:h text:style-name="Heading_20_2" text:outline-level="2"><text:bookmark-start text:name="OrgXref.sec-1-31"/><text:bookmark text:name="sec-1-31"/>one?<text:bookmark-end text:name="OrgXref.sec-1-31"/></text:h>
      <text:h text:style-name="Heading_20_2" text:outline-level="2"><text:bookmark-start text:name="OrgXref.sec-1-32"/><text:bookmark text:name="sec-1-32"/>partition<text:bookmark-end text:name="OrgXref.sec-1-32"/></text:h>
      <text:h text:style-name="Heading_20_2" text:outline-level="2"><text:bookmark-start text:name="OrgXref.sec-1-33"/><text:bookmark text:name="sec-1-33"/>reject<text:bookmark-end text:name="OrgXref.sec-1-33"/></text:h>
      <text:h text:style-name="Heading_20_2" text:outline-level="2"><text:bookmark-start text:name="OrgXref.sec-1-34"/><text:bookmark text:name="sec-1-34"/>reverse<text:span text:style-name="OrgSubscript">each</text:span><text:bookmark-end text:name="OrgXref.sec-1-34"/></text:h>
      <text:h text:style-name="Heading_20_2" text:outline-level="2"><text:bookmark-start text:name="OrgXref.sec-1-35"/><text:bookmark text:name="sec-1-35"/>slice<text:span text:style-name="OrgSubscript">before</text:span><text:bookmark-end text:name="OrgXref.sec-1-35"/></text:h>
      <text:h text:style-name="Heading_20_2" text:outline-level="2"><text:bookmark-start text:name="OrgXref.sec-1-36"/><text:bookmark text:name="sec-1-36"/>sort<text:bookmark-end text:name="OrgXref.sec-1-36"/></text:h>
      <text:h text:style-name="Heading_20_2" text:outline-level="2"><text:bookmark-start text:name="OrgXref.sec-1-37"/><text:bookmark text:name="sec-1-37"/>sort<text:span text:style-name="OrgSubscript">by</text:span><text:bookmark-end text:name="OrgXref.sec-1-37"/></text:h>
      <text:h text:style-name="Heading_20_2" text:outline-level="2"><text:bookmark-start text:name="OrgXref.sec-1-38"/><text:bookmark text:name="sec-1-38"/>take<text:bookmark-end text:name="OrgXref.sec-1-38"/></text:h>
      <text:h text:style-name="Heading_20_2" text:outline-level="2"><text:bookmark-start text:name="OrgXref.sec-1-39"/><text:bookmark text:name="sec-1-39"/>take<text:span text:style-name="OrgSubscript">while</text:span><text:bookmark-end text:name="OrgXref.sec-1-39"/></text:h>
      <text:h text:style-name="Heading_20_2" text:outline-level="2"><text:bookmark-start text:name="OrgXref.sec-1-40"/><text:bookmark text:name="sec-1-40"/>zip<text:bookmark-end text:name="OrgXref.sec-1-40"/></text:h>
      <text:h text:style-name="Heading_20_1" text:outline-level="1"><text:bookmark-start text:name="OrgXref.sec-2"/><text:bookmark text:name="sec-2"/>Actividad<text:bookmark-end text:name="OrgXref.sec-2"/></text:h>
      <text:p text:style-name="Text_20_body">

  Escribir un módulo que utilice el método each para definir cada uno
  de los métodos explicados anteriormente
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32323" fo:padding="0.049cm" fo:border="0.51pt solid #000000" style:shadow="none">
        <style:background-image/>
      </style:paragraph-properties>
      <style:text-properties fo:color="#e6e1de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Federico M. Iachetti</dc:creator>
    <meta:initial-creator>Federico M. Iachetti</meta:initial-creator>
    <dc:date>2012-06-11T00:00:00-03:00</dc:date>
    <meta:creation-date>2012-06-11T00:00:00-03:00</meta:creation-date>
    <meta:generator>Org-7.8.09/Emacs-24.1.50.2</meta:generator>
    <meta:keyword/>
    <dc:subject/>
    <dc:title>Módulo Enumerable</dc:title>
  </office:meta>
</office:document-meta>
</file>